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VGSerializer.setOutputStream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Serializ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Serializ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Serializ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VGSerializer.shouldS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Serializer.notify( Document do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VGSerializer.configure( Configuration conf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5">
            <text:p text:style-name="Table_20_Contents">5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SVGSerializ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